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start" style:justify-single-word="false" fo:text-indent="2.037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Georgia" fo:font-size="12pt" style:font-name-asian="Consolas" style:font-size-asian="12pt" style:font-name-complex="Consolas" style:font-size-complex="12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Georgia" fo:font-size="12pt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2.011cm" fo:margin-right="0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2.011cm" fo:margin-right="1.482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2.011cm" style:auto-text-indent="false"/>
      <style:text-properties fo:font-size="16pt" style:font-size-asian="16pt" style:font-size-complex="16pt"/>
    </style:style>
    <style:style style:name="P20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.9cm" style:auto-text-indent="false"/>
      <style:text-properties style:font-name="Georgia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align="justify" style:justify-single-word="false" fo:text-indent="0.9cm" style:auto-text-indent="false">
        <style:tab-stops/>
      </style:paragraph-properties>
      <style:text-properties style:font-name="Georgia" fo:font-size="12pt" style:font-size-asian="12pt" style:font-size-complex="12pt"/>
    </style:style>
    <style:style style:name="P23" style:family="paragraph" style:parent-style-name="Text_20_body" style:list-style-name="L1">
      <style:text-properties style:font-name="Georgia"/>
    </style:style>
    <style:style style:name="P24" style:family="paragraph" style:parent-style-name="Text_20_body" style:list-style-name="L3">
      <style:text-properties style:font-name="Georgia"/>
    </style:style>
    <style:style style:name="P25" style:family="paragraph" style:parent-style-name="Text_20_body" style:list-style-name="L4">
      <style:text-properties style:font-name="Georgia"/>
    </style:style>
    <style:style style:name="P26" style:family="paragraph" style:parent-style-name="Text_20_body" style:list-style-name="L4"/>
    <style:style style:name="P27" style:family="paragraph" style:parent-style-name="Text_20_body" style:list-style-name="L7"/>
    <style:style style:name="P28" style:family="paragraph" style:parent-style-name="Text_20_body" style:list-style-name="L7">
      <style:text-properties style:font-name="Georgia"/>
    </style:style>
    <style:style style:name="P29" style:family="paragraph" style:parent-style-name="Text_20_body" style:list-style-name="L2">
      <style:paragraph-properties fo:margin-left="0cm" fo:margin-right="0cm" fo:text-align="justify" style:justify-single-word="false" fo:text-indent="0.75cm" style:auto-text-indent="false"/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ize="12pt" fo:font-style="normal" style:font-size-asian="12pt" style:font-style-asian="normal" style:font-size-complex="12pt" style:font-style-complex="normal"/>
    </style:style>
    <style:style style:name="P31" style:family="paragraph" style:parent-style-name="Text_20_body" style:list-style-name="L2">
      <style:paragraph-properties fo:margin-left="0cm" fo:margin-right="0cm" fo:text-align="justify" style:justify-single-word="false" fo:text-indent="0.75cm" style:auto-text-indent="false"/>
    </style:style>
    <style:style style:name="P32" style:family="paragraph" style:parent-style-name="Text_20_body">
      <style:paragraph-properties fo:margin-left="-0.026cm" fo:margin-right="0cm" fo:text-align="justify" style:justify-single-word="false" fo:text-indent="0.873cm" style:auto-text-indent="false">
        <style:tab-stops/>
      </style:paragraph-properties>
      <style:text-properties style:font-name="Georgia"/>
    </style:style>
    <style:style style:name="P33" style:family="paragraph" style:parent-style-name="Text_20_body">
      <style:paragraph-properties fo:margin-left="0.026cm" fo:margin-right="0cm" fo:text-indent="0.953cm" style:auto-text-indent="false">
        <style:tab-stops/>
      </style:paragraph-properties>
      <style:text-properties style:font-name="Georgia" fo:font-style="normal" style:font-style-asian="normal" style:font-style-complex="normal"/>
    </style:style>
    <style:style style:name="P34" style:family="paragraph" style:parent-style-name="Text_20_body">
      <style:paragraph-properties fo:margin-left="0.026cm" fo:margin-right="0cm" fo:text-align="justify" style:justify-single-word="false" fo:text-indent="0.953cm" style:auto-text-indent="false">
        <style:tab-stops/>
      </style:paragraph-properties>
      <style:text-properties style:font-name="Georgia" fo:font-style="normal" style:font-style-asian="normal" style:font-style-complex="normal"/>
    </style:style>
    <style:style style:name="P35" style:family="paragraph" style:parent-style-name="Text_20_body">
      <style:paragraph-properties fo:margin-left="0.026cm" fo:margin-right="0cm" fo:text-align="justify" style:justify-single-word="false" fo:text-indent="0.953cm" style:auto-text-indent="false">
        <style:tab-stops/>
      </style:paragraph-properties>
    </style:style>
    <style:style style:name="P3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Heading_20_1">
      <style:paragraph-properties fo:margin-left="0cm" fo:margin-right="0cm" fo:text-indent="0cm" style:auto-text-indent="false"/>
      <style:text-properties style:font-name="Arial" fo:font-size="16pt" style:font-size-asian="16pt" style:font-size-complex="16pt"/>
    </style:style>
    <style:style style:name="P38" style:family="paragraph" style:parent-style-name="Heading_20_1">
      <style:paragraph-properties fo:margin-left="0cm" fo:margin-right="0cm" fo:text-indent="0cm" style:auto-text-indent="false"/>
      <style:text-properties style:font-name="Arial" fo:font-size="16pt" fo:font-style="normal" style:font-size-asian="16pt" style:font-style-asian="normal" style:font-size-complex="16pt" style:font-style-complex="normal"/>
    </style:style>
    <style:style style:name="P39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40" style:family="paragraph" style:parent-style-name="Heading_20_1">
      <style:paragraph-properties fo:margin-left="-0.026cm" fo:margin-right="0cm" fo:text-indent="0.026cm" style:auto-text-indent="false">
        <style:tab-stops/>
      </style:paragraph-properties>
    </style:style>
    <style:style style:name="P41" style:family="paragraph" style:parent-style-name="Heading_20_1">
      <style:paragraph-properties fo:margin-left="0.026cm" fo:margin-right="0cm" fo:text-indent="0.026cm" style:auto-text-indent="false">
        <style:tab-stops/>
      </style:paragraph-properties>
    </style:style>
    <style:style style:name="P42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43" style:family="paragraph" style:parent-style-name="Heading_20_2">
      <style:paragraph-properties fo:margin-left="0.75cm" fo:margin-right="0cm" fo:text-indent="0cm" style:auto-text-indent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45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Heading_20_2">
      <style:paragraph-properties fo:margin-left="0.75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Heading_20_2">
      <style:paragraph-properties fo:margin-left="0.714cm" fo:margin-right="0cm" fo:text-indent="0cm" style:auto-text-indent="false">
        <style:tab-stops/>
      </style:paragraph-properties>
    </style:style>
    <style:style style:name="P48" style:family="paragraph" style:parent-style-name="Heading_20_2">
      <style:paragraph-properties fo:margin-left="1.016cm" fo:margin-right="0cm" fo:text-indent="-0.185cm" style:auto-text-indent="false">
        <style:tab-stops/>
      </style:paragraph-properties>
      <style:text-properties fo:font-style="italic" style:font-style-asian="italic" style:font-style-complex="italic"/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8080"/>
    </style:style>
    <style:style style:name="T4" style:family="text">
      <style:text-properties fo:color="#008080" fo:font-style="normal" style:font-style-asian="normal" style:font-style-complex="normal"/>
    </style:style>
    <style:style style:name="T5" style:family="text">
      <style:text-properties fo:color="#008080" style:font-name="Consolas" fo:font-size="10pt" style:font-size-asian="10pt" style:font-size-complex="10pt"/>
    </style:style>
    <style:style style:name="T6" style:family="text">
      <style:text-properties fo:color="#3f7f7f"/>
    </style:style>
    <style:style style:name="T7" style:family="text">
      <style:text-properties fo:color="#3f7f7f" fo:font-style="normal" style:font-style-asian="normal" style:font-style-complex="normal"/>
    </style:style>
    <style:style style:name="T8" style:family="text">
      <style:text-properties fo:color="#3f7f7f" style:font-name="Consolas" fo:font-size="10pt" style:font-size-asian="10pt" style:font-size-complex="10pt"/>
    </style:style>
    <style:style style:name="T9" style:family="text">
      <style:text-properties fo:color="#7f007f"/>
    </style:style>
    <style:style style:name="T10" style:family="text">
      <style:text-properties fo:color="#7f007f" fo:font-style="normal" style:font-style-asian="normal" style:font-style-complex="normal"/>
    </style:style>
    <style:style style:name="T11" style:family="text">
      <style:text-properties fo:color="#7f007f" style:font-name="Consolas" fo:font-size="10pt" style:font-size-asian="10pt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style:font-name="Consolas" fo:font-size="10pt" style:font-size-asian="10pt" style:font-size-complex="10pt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2a00ff" style:font-name="Consolas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Georgia"/>
    </style:style>
    <style:style style:name="T21" style:family="text">
      <style:text-properties style:font-name="Georgia" fo:font-style="normal" style:font-style-asian="normal" style:font-style-complex="normal"/>
    </style:style>
    <style:style style:name="T22" style:family="text">
      <style:text-properties style:font-name="Georgia"/>
    </style:style>
    <style:style style:name="T23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ECHNIKA KRAKOWSKA</text:p>
      <text:p text:style-name="P3">WYDZIAŁ FIZYKI, MATEMATYKI I</text:p>
      <text:p text:style-name="P3">INFORMATYKI STOSOWANEJ</text:p>
      <text:p text:style-name="Horizontal_20_Line"/>
      <text:p text:style-name="P4"/>
      <text:p text:style-name="P14"/>
      <text:p text:style-name="P14"/>
      <text:p text:style-name="P19">Kierunek: Informatyka</text:p>
      <text:p text:style-name="P4"/>
      <text:p text:style-name="P4"/>
      <text:p text:style-name="P5"/>
      <text:p text:style-name="P6"/>
      <text:p text:style-name="P8"/>
      <text:p text:style-name="P8"><text:title/>PROJEKT </text:p>
      <text:p text:style-name="P8">SYSTEMY WBUDOWANE</text:p>
      <text:p text:style-name="P7"/>
      <text:p text:style-name="P7"/>
      <text:p text:style-name="P17"/>
      <text:p text:style-name="P17"/>
      <text:p text:style-name="P18">Internetowa kamera klient-serwer z wykorzystaniem <text:s/>telefonu z systemem Android (serwer) oraz komputera lub innego urządzenia posiadającego przeglądarkę z obsługą protokołu HTTP (klient).</text:p>
      <text:p text:style-name="P1"/>
      <text:p text:style-name="P1"/>
      <text:p text:style-name="P1"/>
      <text:p text:style-name="P1"/>
      <text:p text:style-name="P1"/>
      <text:p text:style-name="P1"/>
      <text:p text:style-name="P16">Autorzy:</text:p>
      <text:p text:style-name="P15"/>
      <text:p text:style-name="P15">Konrad Zapała</text:p>
      <text:p text:style-name="P15">Tomasz Ziębiec</text:p>
      <text:p text:style-name="P1"/>
      <text:p text:style-name="P1"/>
      <text:p text:style-name="P1"/>
      <text:p text:style-name="P1"/>
      <text:p text:style-name="P1">Kraków 2012</text:p>
      <text:p text:style-name="P1"/>
      <text:h text:style-name="P37" text:outline-level="1"><text:soft-page-break/>Wstęp.</text:h>
      <text:h text:style-name="P42" text:outline-level="2">Założenia projektu</text:h>
      <text:p text:style-name="P21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p>
      <text:h text:style-name="P42" text:outline-level="2">Środowisko pracy.</text:h>
      <text:p text:style-name="P22">Pracę pisaliśmy w środowisku Eclipse, które świetnie współpracuje z Software Development Kit (SDK) Androida (środowisko to jest polecane przez większość developerów aplikacji na system Android). Telefon jaki posłużył nam do testowania to HTC, na którym zainstalowany był system Andoid w wersji 2.1 tzw. „Eclair”. Dodatkowo jeszcze w celu lepszej współpracy aplikację umieściliśmy na serwerze github.com jako zdalne repozytorium. Jest tutaj pewne ograniczenie, ponieważ w wersji darmowej można tworzyć repozytoria jednak są one publiczne (każdy może mieć wgląd w naszą pracę oraz może prześledzić jak aplikacja powstawała na każdym kolejnym etapie). Dzięki repozytorium mogliśmy skorzystać z bardzo cenionej sobie w branży IT: Systemu Kontroli Wersji (svn). Tutaj z pomocą przyszło nam narzędzie GIT (uważane w ostatnim czasie za lepszą wersję svn-a). Dokumentację natomiast sporządziliśmy w programie OpenOffice, wersja finalna natomiast zostanie udostępniona jako plik z rozszerzeniem pdf.</text:p>
      <text:h text:style-name="P44" text:outline-level="2">Technologie wykorzystane w aplikacji.</text:h>
      <text:p text:style-name="P22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 stworzyliśmy w technologii Java razem z Software Development Kit (SDK) Androida. </text:p>
      <text:p text:style-name="P22">Nad wyglądem aplikacji po stronie serwera (telefonu), korzystaliśmy dodatkowo z XML-a, standard jaki Google wymaga w aplikacjach. </text:p>
      <text:p text:style-name="P22">Po stronie klienta posłużyliśmy się technologiami HTML, CSS oraz JavaScript. HTML i CSS do wyglądu zewnętrznego (po stronie przeglądarki), JavaScript (razem z frameworkiem jQuerry) natomiast przy odbieraniu zdjęcia z serwera.</text:p>
      <text:h text:style-name="P45" text:outline-level="2">Ramowy plan wykonania pracy w poszczególnych etapach.</text:h>
      <text:list xml:id="list23337340" text:style-name="L1">
        <text:list-item>
          <text:p text:style-name="P23">Założenie repozytorium dla aplikacji na githubie (śledzenie zmian w aplikacji);</text:p>
        </text:list-item>
        <text:list-item>
          <text:p text:style-name="P23">Napisanie serwera obsługującego komunikację między telefonem, a klientami korzystającymi z przeglądarek internetowych:</text:p>
          <text:list>
            <text:list-item>
              <text:p text:style-name="P23">uruchomienie serwera przyciskiem „start server”;</text:p>
            </text:list-item>
            <text:list-item>
              <text:p text:style-name="P23">próba wysłania tekstu „Hello World” do klienta;</text:p>
            </text:list-item>
            <text:list-item>
              <text:p text:style-name="P23">wysłanie obrazka <text:s/>i innych plików z folderu assets (folder ten przechowuje pliki, które wykorzystuje aplikacja) przez serwer i odczyt po stronie klienta;</text:p>
            </text:list-item>
          </text:list>
        </text:list-item>
        <text:list-item>
          <text:p text:style-name="P23"><text:soft-page-break/>Obsługa kamerki/aparatu w telefonie:</text:p>
          <text:list>
            <text:list-item>
              <text:p text:style-name="P23">obsługa aparatu w telefonie;</text:p>
            </text:list-item>
            <text:list-item>
              <text:p text:style-name="P23">zapis/odczyt do wewnętrznego bufora pamięci, ewentualnie w celu sprawdzenia wyświetlanie obrazka w telefonie;</text:p>
            </text:list-item>
            <text:list-item>
              <text:p text:style-name="P23">wysłanie obrazka odczytanego do klienta;</text:p>
            </text:list-item>
          </text:list>
        </text:list-item>
        <text:list-item>
          <text:p text:style-name="P23">Odczytywanie z serwera (telefonu) odpowiedniego obrazu i wysłanie do klienta: </text:p>
          <text:list>
            <text:list-item>
              <text:p text:style-name="P23">próba odczytu poprzez metodę GET w przeglądarce oraz za pomocą skryptu JavaScript;</text:p>
            </text:list-item>
            <text:list-item>
              <text:p text:style-name="P23">„klatkowanie” zdjęć z odpowiednim czasem i prezentacja po stronie klienta;</text:p>
            </text:list-item>
          </text:list>
        </text:list-item>
        <text:list-item>
          <text:p text:style-name="P23">Dopracowanie ostatecznej wersji aplikacji, przygotowanie dokumentacji oraz przedstawienie projektu;</text:p>
        </text:list-item>
      </text:list>
      <text:h text:style-name="P38" text:outline-level="1">Budowa aplikacji.</text:h>
      <text:h text:style-name="P43" text:outline-level="2">Plik AndroidManifest.xml</text:h>
      <text:p text:style-name="P30">Naszym zdaniem jest to jeden z głównych plików naszej aplikacji. Bez niego niestety ale nasza aplikacja nie działała by właściwie. Jest tak ponieważ Google wprowadziło politykę, że każda aplikacja, jeżeli w jakiś sposób ingeruje w zasoby użytkownika systemu, to tylko poprzez dodanie odpowiedniego wpisu, może cokolwiek zmienić za jego zgodą. Dzięki temu jest zachowane pewne bezpieczeństwo dla użytkownika. Przedstawiamy zatem najważniejsze zezwolenia:</text:p>
      <text:p text:style-name="P9"><text:span text:style-name="T4">&lt;</text:span><text:span text:style-name="T7">uses-permission</text:span><text:span text:style-name="T2"> </text:span><text:span text:style-name="T10">android:name</text:span><text:span text:style-name="T13">=</text:span><text:span text:style-name="T15">"android.permission.INTERNET"</text:span><text:span text:style-name="T2"> </text:span><text:span text:style-name="T4">/&gt;</text:span></text:p>
      <text:p text:style-name="P13">To zezwolenie odpowiada za możliwość korzystania z internetu przez naszą aplikację.</text:p>
      <text:p text:style-name="P9"><text:span text:style-name="T3"><text:tab/>&lt;</text:span><text:span text:style-name="T6">uses-permission</text:span> <text:span text:style-name="T9">android:name</text:span><text:span text:style-name="T12">=</text:span><text:span text:style-name="T15">"android.permission.ACCESS_NETWORK_STATE"</text:span> <text:span text:style-name="T3">/&gt;</text:span></text:p>
      <text:p text:style-name="P12">To zezwolenie pozwala nam na dostęp do informacji na temat połączeń nawiązanych z telefonem.</text:p>
      <text:p text:style-name="P11"><text:span text:style-name="T3"><text:tab/>&lt;</text:span><text:span text:style-name="T6">uses-permission</text:span> <text:span text:style-name="T9">android:name</text:span>=<text:span text:style-name="T15">"android.permission.ACCESS_WIFI_STATE"</text:span> <text:span text:style-name="T3">/&gt;</text:span></text:p>
      <text:p text:style-name="P12">Tutaj korzystamy z zezwolenia na sprawdzenie czy łączymy się telefonem przez WiFi.</text:p>
      <text:p text:style-name="P10"><text:span text:style-name="T12"><text:tab/></text:span><text:span text:style-name="T5">&lt;</text:span><text:span text:style-name="T8">uses-permission</text:span><text:span text:style-name="T5"> </text:span><text:span text:style-name="T11">android:name</text:span><text:span text:style-name="T14">=</text:span><text:span text:style-name="T16">"android.permission.CAMERA"</text:span><text:span text:style-name="T5"> /&gt;</text:span></text:p>
      <text:p text:style-name="P12">Oraz ostatnie zezwolenie na korzystanie z aparatu znajdującego się w telefonie.</text:p>
      <text:h text:style-name="P46" text:outline-level="2">Wygląd aplikacji, plik main.xml</text:h>
      <text:p text:style-name="P20">W pliku main.xml znajdują się komponenty z których korzystamy w naszej aplikacji. My użyliśmy z następujących: </text:p>
      <text:list xml:id="list23336757" text:style-name="L2">
        <text:list-item>
          <text:p text:style-name="P29">2 pola tekstowe (TextView) do wyświetlenia podstawowych informacji na temat aplikacji; </text:p>
        </text:list-item>
        <text:list-item>
          <text:p text:style-name="P29">2 przyciski (Button-y), jeden do uruchamiania serwera i zatrzymywania go, a drugi do uruchamiania aparatu w telefonie;</text:p>
        </text:list-item>
        <text:list-item>
          <text:p text:style-name="P29">jeden komponent SurfaceView który odpowiada za obsługę zdarzenia „pstrykania” zdjęcia (jest on ukryty u nas w aplikacji); <text:s/></text:p>
        </text:list-item>
        <text:list-item>
          <text:p text:style-name="P31"><text:soft-page-break/><text:span text:style-name="T23">ostatni komponent do wyświetlenia aktualnie przechwyconego zdjęcia czyli ImageView.</text:span></text:p>
        </text:list-item>
      </text:list>
      <text:h text:style-name="P47" text:outline-level="2">Folder assets i pliki w nim zawarte.</text:h>
      <text:p text:style-name="P32">W folderze tym zamieściliśmy wszystkie zewnętrzne pliki naszej aplikacji. Do tych plików należą jeden plik css.css. Do tego jeszcze umieściliśmy tam framework-a jQuerry. Postanowiliśmy zastosować tą bibliotekę ponieważ mieliśmy problem z cachowaniem przeglądarki, ponieważ na żądanie klienta przeglądarka nie chciała odświeżać zdjęcia, ale o tym szerzej w problemach związanych z projektem.</text:p>
      <text:h text:style-name="P48" text:outline-level="2">Główne pliki aplikacji, kod Java.</text:h>
      <text:p text:style-name="P34">Aplikacja składa się z czterech klas Java-owych. Po pierwsze serwer, który jest napisany w pliku MyServer.java. Jest tam zainicjowane połączenie między klientem a serwerem oparte na socketach i porcie 8080. Adres IP serwera jest zmienny (zależy jaki zostanie mu przydzielony), niemniej jednak informacja ta jest wyświetlona w aplikacji. Serwer wysyła (na żądanie) na standardowe wyjście (OutputStream) odpowiednie dane, dodatkowo, żeby przeglądarka wiedziała co dostaje, napisaliśmy klasę Utils, w której metoda getContentType() pozwala nam na dopasowanie odpowiedniego nagłówka dla serwera. W klasie Utils zawarliśmy także metodę czytającą z folderu assets pliki, a także pole statyczne InputStream, które później kiedy zostaje przetworzone przez serwer powoduje wysłanie odpowiedniego nagłówka razem z danymi. Wracając jednak do klasy serwer należy tutaj wspomnieć jeszcze o dwóch metodach send(), dzieki którym możemy wysyłać tekst, a także obrazek odczytany wcześniej w aparacie. Oczywiście serwer jest oddzielnym wątkiem w naszej aplikacji.</text:p>
      <text:p text:style-name="P34">Drugą klasą i zarazem główną jest KameraInternetowaActicity.java. To właśnie w niej implementując interfejsy obsługujemy aparat. W wątku, który wykonuje zdjęcia <text:s/>(wątek ten jest inny niż ten na którym działa serwer), wywołujemy metodę onPictureTaken co 1 sekundę (niestety nie udało nam się zmniejszyć tego czasu, ponieważ aparat podczas robienia zdjęcia ma wewnętrzny czas opoźnienia i zmniejszenie tego czasu powoduje crash aplikacji).</text:p>
      <text:p text:style-name="P33"/>
      <text:p text:style-name="P35"><text:span text:style-name="T21">Napisaliśmy sobie również jedną klasę pomocniczą Messages.java do wyświetlania komunikatów tzw. Toast-ów. Służyła nam ona do „podglądania” i wypisywania odpowiednich informacji w aplikacji (coś jak debugowanie).</text:span></text:p>
      <text:h text:style-name="P41" text:outline-level="1"><text:span text:style-name="T19">Problemy</text:span> jakie wystąpiły podczas pisania projektu:</text:h>
      <text:p text:style-name="P2"/>
      <text:list xml:id="list23352211" text:style-name="L3">
        <text:list-item>
          <text:p text:style-name="P24">Przesłanie statycznych plików z folderu assets;</text:p>
        </text:list-item>
        <text:list-item>
          <text:p text:style-name="P24">Wysłanie obrazka z kamerki;</text:p>
        </text:list-item>
        <text:list-item>
          <text:p text:style-name="P24">Odbiór po stronie klienta, testy ze skryptem JavaScript;</text:p>
        </text:list-item>
        <text:list-item>
          <text:p text:style-name="P24">„Klatkowanie” obrazków na serwerze;</text:p>
        </text:list-item>
        <text:list-item>
          <text:p text:style-name="P24">Przesył i odczyt kilku obrazków po stronie klienta;</text:p>
        </text:list-item>
        <text:list-item>
          <text:p text:style-name="P24">Cachowanie w przeglądarce;</text:p>
        </text:list-item>
        <text:list-item>
          <text:p text:style-name="P24">Metoda onPictureTaken() nie może być wywołana częściej niż co 1 sekundę.</text:p>
        </text:list-item>
        <text:list-item>
          <text:p text:style-name="P24"><text:soft-page-break/>InputStream po odczytaniu danych zostaje wyczyszczony.</text:p>
        </text:list-item>
      </text:list>
      <text:p text:style-name="P36"/>
      <text:h text:style-name="P39" text:outline-level="1"><text:span text:style-name="T24">Kolejne</text:span> etapy pracy:</text:h>
      <text:list xml:id="list23359730" text:style-name="L4">
        <text:list-item>
          <text:p text:style-name="P25">repozytorium: https://github.com/konri1990/ProjektSystemyWbudowane;</text:p>
        </text:list-item>
        <text:list-item>
          <text:p text:style-name="P25">konfiguracja środowiska eclipse z SDK Androida;</text:p>
        </text:list-item>
        <text:list-item>
          <text:p text:style-name="P25">założenie przykładowego serwera (z buttonem start/stop) na androidzie</text:p>
        </text:list-item>
        <text:list-item>
          <text:p text:style-name="P25">próba wysłania przykładowego tekstu przez protokół HTTP (Hello Android),</text:p>
        </text:list-item>
        <text:list-item>
          <text:p text:style-name="P25"><text:s/>wysłanie pliku css i dwóch obrazków (wcześniej zapisanych statycznie w folderze assets) oraz klatkowanie ich po stronie klienta;</text:p>
        </text:list-item>
        <text:list-item>
          <text:p text:style-name="P25">podstawowa obsługa aparatu w telefonie;</text:p>
        </text:list-item>
        <text:list-item>
          <text:p text:style-name="P25">odebranie zdjęcia (jednego) z telefonu po stronie klienta;</text:p>
        </text:list-item>
        <text:list-item>
          <text:p text:style-name="P26"><text:span text:style-name="T20">odbieranie zdjęcia co sekundę (po stronie przeglądarki częściej jednak telefon nie potrafi tak szybko robić zdjęć, w każdym razie ten model, na który my pisaliśmy aplikację).</text:span></text:p>
        </text:list-item>
      </text:list>
      <text:h text:style-name="P40" text:outline-level="1"><text:span text:style-name="T19">Źródła z jakich korzystaliśmy:</text:span></text:h>
      <text:list xml:id="list24132555" text:style-name="L7">
        <text:list-item>
          <text:list>
            <text:list-item>
              <text:p text:style-name="P27"><text:a xlink:type="simple" xlink:href="http://forum.android.com.pl/"><text:span text:style-name="T20">http://forum.android.com.pl</text:span></text:a><text:span text:style-name="T20"> (pomoc dla programistów piszących pod androida)</text:span></text:p>
            </text:list-item>
            <text:list-item>
              <text:p text:style-name="P27"><text:a xlink:type="simple" xlink:href="http://developer.android.com/reference/classes.html"><text:span text:style-name="T20">http://developer.android.com/reference/classes.html</text:span></text:a><text:span text:style-name="T20"> (Pełna dokumentacja SDK)</text:span></text:p>
            </text:list-item>
            <text:list-item>
              <text:p text:style-name="P27"><text:a xlink:type="simple" xlink:href="http://www.java2s.com/Code/Android/Hardware/UsingTimertocontrolCamera.htm"><text:span text:style-name="T20">http://www.java2s.com/Code/Android/Hardware/UsingTimertocontrolCamera.htm</text:span></text:a><text:span text:style-name="T20"> (Przykład z użyciem czasu do kontroli aparatu).</text:span></text:p>
            </text:list-item>
            <text:list-item>
              <text:p text:style-name="P27"><text:a xlink:type="simple" xlink:href="http://www.vogella.com/articles/AndroidCamera/article.html"><text:span text:style-name="T20">http://www.vogella.com/articles/AndroidCamera/article.html</text:span></text:a><text:span text:style-name="T20"> (API do aparatu)</text:span></text:p>
            </text:list-item>
            <text:list-item>
              <text:p text:style-name="P28">video tutoriale Lynda (podstawy programowania aplikacji pod androida)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dc:date>2012-06-15T04:24:21.85</dc:date>
    <dc:creator>Konrad </dc:creator>
    <meta:editing-duration>PT5H36M5S</meta:editing-duration>
    <meta:editing-cycles>73</meta:editing-cycles>
    <meta:generator>OpenOffice.org/3.3$Win32 OpenOffice.org_project/330m20$Build-9567</meta:generator>
    <meta:document-statistic meta:table-count="0" meta:image-count="0" meta:object-count="0" meta:page-count="5" meta:paragraph-count="81" meta:word-count="1197" meta:character-count="9067"/>
  </office:meta>
</office:document-meta>
</file>